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5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3827454" calcext:value-type="float">
            <text:p>3827454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3827455" calcext:value-type="float">
            <text:p>3827455</text:p>
          </table:table-cell>
          <table:table-cell/>
          <table:table-cell table:formula="of:=[.F9]-[.B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3814203" calcext:value-type="float">
            <text:p>381420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3814204" calcext:value-type="float">
            <text:p>3814204</text:p>
          </table:table-cell>
          <table:table-cell/>
          <table:table-cell table:formula="of:=[.F10]-[.B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568344" calcext:value-type="float">
            <text:p>3568344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568345" calcext:value-type="float">
            <text:p>3568345</text:p>
          </table:table-cell>
          <table:table-cell/>
          <table:table-cell table:formula="of:=[.F11]-[.B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3</text:p>
          </table:table-cell>
          <table:table-cell office:value-type="float" office:value="4627439" calcext:value-type="float">
            <text:p>4627439</text:p>
          </table:table-cell>
          <table:table-cell table:number-columns-repeated="2"/>
          <table:table-cell office:value-type="string" calcext:value-type="string">
            <text:p>a2a3</text:p>
          </table:table-cell>
          <table:table-cell office:value-type="float" office:value="4627439" calcext:value-type="float">
            <text:p>4627439</text:p>
          </table:table-cell>
          <table:table-cell/>
          <table:table-cell table:formula="of:=[.F12]-[.B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2a4</text:p>
          </table:table-cell>
          <table:table-cell table:style-name="ce2" office:value-type="float" office:value="4387586" calcext:value-type="float">
            <text:p>4387586</text:p>
          </table:table-cell>
          <table:table-cell table:style-name="ce2" table:number-columns-repeated="2"/>
          <table:table-cell table:style-name="ce2" office:value-type="string" calcext:value-type="string">
            <text:p>a2a4</text:p>
          </table:table-cell>
          <table:table-cell table:style-name="ce2" office:value-type="float" office:value="4387279" calcext:value-type="float">
            <text:p>4387279</text:p>
          </table:table-cell>
          <table:table-cell table:style-name="ce2"/>
          <table:table-cell table:style-name="ce2" table:formula="of:=[.F13]-[.B13]" office:value-type="float" office:value="-307" calcext:value-type="float">
            <text:p>-307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3768824" calcext:value-type="float">
            <text:p>3768824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3768825" calcext:value-type="float">
            <text:p>3768825</text:p>
          </table:table-cell>
          <table:table-cell/>
          <table:table-cell table:formula="of:=[.F14]-[.B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4628497" calcext:value-type="float">
            <text:p>462849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4628389" calcext:value-type="float">
            <text:p>4628389</text:p>
          </table:table-cell>
          <table:table-cell/>
          <table:table-cell table:formula="of:=[.F15]-[.B15]" office:value-type="float" office:value="-108" calcext:value-type="float">
            <text:p>-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3996171" calcext:value-type="float">
            <text:p>3996171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3996104" calcext:value-type="float">
            <text:p>3996104</text:p>
          </table:table-cell>
          <table:table-cell/>
          <table:table-cell table:formula="of:=[.F16]-[.B16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4317482" calcext:value-type="float">
            <text:p>4317482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4317484" calcext:value-type="float">
            <text:p>4317484</text:p>
          </table:table-cell>
          <table:table-cell/>
          <table:table-cell table:formula="of:=[.F17]-[.B1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3995761" calcext:value-type="float">
            <text:p>3995761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3995694" calcext:value-type="float">
            <text:p>3995694</text:p>
          </table:table-cell>
          <table:table-cell/>
          <table:table-cell table:formula="of:=[.F18]-[.B18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3793390" calcext:value-type="float">
            <text:p>379339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3793391" calcext:value-type="float">
            <text:p>3793391</text:p>
          </table:table-cell>
          <table:table-cell/>
          <table:table-cell table:formula="of:=[.F19]-[.B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4407041" calcext:value-type="float">
            <text:p>4407041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4407042" calcext:value-type="float">
            <text:p>4407042</text:p>
          </table:table-cell>
          <table:table-cell/>
          <table:table-cell table:formula="of:=[.F20]-[.B2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3941257" calcext:value-type="float">
            <text:p>3941257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3941258" calcext:value-type="float">
            <text:p>3941258</text:p>
          </table:table-cell>
          <table:table-cell/>
          <table:table-cell table:formula="of:=[.F21]-[.B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4370915" calcext:value-type="float">
            <text:p>4370915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4370916" calcext:value-type="float">
            <text:p>4370916</text:p>
          </table:table-cell>
          <table:table-cell/>
          <table:table-cell table:formula="of:=[.F22]-[.B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3967365" calcext:value-type="float">
            <text:p>3967365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3967366" calcext:value-type="float">
            <text:p>3967366</text:p>
          </table:table-cell>
          <table:table-cell/>
          <table:table-cell table:formula="of:=[.F23]-[.B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3835265" calcext:value-type="float">
            <text:p>3835265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3835266" calcext:value-type="float">
            <text:p>3835266</text:p>
          </table:table-cell>
          <table:table-cell/>
          <table:table-cell table:formula="of:=[.F24]-[.B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4727437" calcext:value-type="float">
            <text:p>4727437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4727438" calcext:value-type="float">
            <text:p>4727438</text:p>
          </table:table-cell>
          <table:table-cell/>
          <table:table-cell table:formula="of:=[.F25]-[.B2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551584" calcext:value-type="float">
            <text:p>3551584</text:p>
          </table:table-cell>
          <table:table-cell/>
          <table:table-cell table:formula="of:=[.F26]-[.B2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3559113" calcext:value-type="float">
            <text:p>3559113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3559114" calcext:value-type="float">
            <text:p>3559114</text:p>
          </table:table-cell>
          <table:table-cell/>
          <table:table-cell table:formula="of:=[.F27]-[.B2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377351" calcext:value-type="float">
            <text:p>3377351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377352" calcext:value-type="float">
            <text:p>3377352</text:p>
          </table:table-cell>
          <table:table-cell/>
          <table:table-cell table:formula="of:=[.F28]-[.B2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119630" calcext:value-type="float">
            <text:p>4119630</text:p>
          </table:table-cell>
          <table:table-cell/>
          <table:table-cell table:formula="of:=[.F29]-[.B2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/>
          <table:table-cell table:formula="of:=[.F30]-[.B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032348" calcext:value-type="float">
            <text:p>4032348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032314" calcext:value-type="float">
            <text:p>4032314</text:p>
          </table:table-cell>
          <table:table-cell/>
          <table:table-cell table:formula="of:=[.F31]-[.B31]" office:value-type="float" office:value="-34" calcext:value-type="float">
            <text:p>-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4182989" calcext:value-type="float">
            <text:p>418298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4182990" calcext:value-type="float">
            <text:p>4182990</text:p>
          </table:table-cell>
          <table:table-cell/>
          <table:table-cell table:formula="of:=[.F32]-[.B3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074219" calcext:value-type="float">
            <text:p>3074219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074220" calcext:value-type="float">
            <text:p>3074220</text:p>
          </table:table-cell>
          <table:table-cell/>
          <table:table-cell table:formula="of:=[.F33]-[.B3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066966" calcext:value-type="float">
            <text:p>4066966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066967" calcext:value-type="float">
            <text:p>4066967</text:p>
          </table:table-cell>
          <table:table-cell/>
          <table:table-cell table:formula="of:=[.F34]-[.B3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095479" calcext:value-type="float">
            <text:p>4095479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095480" calcext:value-type="float">
            <text:p>4095480</text:p>
          </table:table-cell>
          <table:table-cell/>
          <table:table-cell table:formula="of:=[.F35]-[.B3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3494887" calcext:value-type="float">
            <text:p>3494887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3494888" calcext:value-type="float">
            <text:p>3494888</text:p>
          </table:table-cell>
          <table:table-cell/>
          <table:table-cell table:formula="of:=[.F36]-[.B3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083458" calcext:value-type="float">
            <text:p>4083458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083459" calcext:value-type="float">
            <text:p>4083459</text:p>
          </table:table-cell>
          <table:table-cell/>
          <table:table-cell table:formula="of:=[.F37]-[.B3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288812" calcext:value-type="float">
            <text:p>3288812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288813" calcext:value-type="float">
            <text:p>3288813</text:p>
          </table:table-cell>
          <table:table-cell/>
          <table:table-cell table:formula="of:=[.F38]-[.B3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4404043" calcext:value-type="float">
            <text:p>440404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4404044" calcext:value-type="float">
            <text:p>4404044</text:p>
          </table:table-cell>
          <table:table-cell/>
          <table:table-cell table:formula="of:=[.F39]-[.B3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164923" calcext:value-type="float">
            <text:p>4164923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164924" calcext:value-type="float">
            <text:p>4164924</text:p>
          </table:table-cell>
          <table:table-cell/>
          <table:table-cell table:formula="of:=[.F40]-[.B4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3415992" calcext:value-type="float">
            <text:p>341599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3415993" calcext:value-type="float">
            <text:p>3415993</text:p>
          </table:table-cell>
          <table:table-cell/>
          <table:table-cell table:formula="of:=[.F41]-[.B4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3949417" calcext:value-type="float">
            <text:p>3949417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3949418" calcext:value-type="float">
            <text:p>3949418</text:p>
          </table:table-cell>
          <table:table-cell/>
          <table:table-cell table:formula="of:=[.F42]-[.B4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3949570" calcext:value-type="float">
            <text:p>3949570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3949571" calcext:value-type="float">
            <text:p>3949571</text:p>
          </table:table-cell>
          <table:table-cell/>
          <table:table-cell table:formula="of:=[.F43]-[.B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4477772" calcext:value-type="float">
            <text:p>4477772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4477773" calcext:value-type="float">
            <text:p>4477773</text:p>
          </table:table-cell>
          <table:table-cell/>
          <table:table-cell table:formula="of:=[.F44]-[.B4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4327936" calcext:value-type="float">
            <text:p>4327936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4327937" calcext:value-type="float">
            <text:p>4327937</text:p>
          </table:table-cell>
          <table:table-cell/>
          <table:table-cell table:formula="of:=[.F45]-[.B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5271134" calcext:value-type="float">
            <text:p>5271134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5271135" calcext:value-type="float">
            <text:p>5271135</text:p>
          </table:table-cell>
          <table:table-cell/>
          <table:table-cell table:formula="of:=[.F46]-[.B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3975992" calcext:value-type="float">
            <text:p>397599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3975993" calcext:value-type="float">
            <text:p>3975993</text:p>
          </table:table-cell>
          <table:table-cell/>
          <table:table-cell table:formula="of:=[.F47]-[.B4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4669768" calcext:value-type="float">
            <text:p>46697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4669769" calcext:value-type="float">
            <text:p>4669769</text:p>
          </table:table-cell>
          <table:table-cell/>
          <table:table-cell table:formula="of:=[.F48]-[.B4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4514010" calcext:value-type="float">
            <text:p>4514010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4514011" calcext:value-type="float">
            <text:p>4514011</text:p>
          </table:table-cell>
          <table:table-cell/>
          <table:table-cell table:formula="of:=[.F49]-[.B4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067173" calcext:value-type="float">
            <text:p>5067173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067174" calcext:value-type="float">
            <text:p>5067174</text:p>
          </table:table-cell>
          <table:table-cell/>
          <table:table-cell table:formula="of:=[.F50]-[.B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4743335" calcext:value-type="float">
            <text:p>4743335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4743336" calcext:value-type="float">
            <text:p>4743336</text:p>
          </table:table-cell>
          <table:table-cell/>
          <table:table-cell table:formula="of:=[.F51]-[.B5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3472039" calcext:value-type="float">
            <text:p>3472039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3472040" calcext:value-type="float">
            <text:p>3472040</text:p>
          </table:table-cell>
          <table:table-cell/>
          <table:table-cell table:formula="of:=[.F52]-[.B5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338154" calcext:value-type="float">
            <text:p>3338154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338155" calcext:value-type="float">
            <text:p>3338155</text:p>
          </table:table-cell>
          <table:table-cell/>
          <table:table-cell table:formula="of:=[.F53]-[.B5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3819456" calcext:value-type="float">
            <text:p>3819456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3819457" calcext:value-type="float">
            <text:p>3819457</text:p>
          </table:table-cell>
          <table:table-cell/>
          <table:table-cell table:formula="of:=[.F54]-[.B5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3685756" calcext:value-type="float">
            <text:p>3685756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3685757" calcext:value-type="float">
            <text:p>3685757</text:p>
          </table:table-cell>
          <table:table-cell/>
          <table:table-cell table:formula="of:=[.F55]-[.B5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3989454" calcext:value-type="float">
            <text:p>3989454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3989455" calcext:value-type="float">
            <text:p>3989455</text:p>
          </table:table-cell>
          <table:table-cell/>
          <table:table-cell table:formula="of:=[.F56]-[.B56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ake move ab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3k2r/p1ppqpb1/bn2pnp1/3PN3/Pp2P3/2N2Q1p/1PPBBPPP/R3K2R b Kkq a3 0 3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Depth 4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Divide 4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8g8</text:p>
          </table:table-cell>
          <table:table-cell office:value-type="float" office:value="91210" calcext:value-type="float">
            <text:p>91210</text:p>
          </table:table-cell>
          <table:table-cell table:number-columns-repeated="2"/>
          <table:table-cell office:value-type="string" calcext:value-type="string">
            <text:p>a6e2</text:p>
          </table:table-cell>
          <table:table-cell office:value-type="float" office:value="81413" calcext:value-type="float">
            <text:p>81413</text:p>
          </table:table-cell>
          <table:table-cell/>
          <table:table-cell table:formula="of:=[.F68]-[.B68]" office:value-type="float" office:value="-9797" calcext:value-type="float">
            <text:p>-9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c8</text:p>
          </table:table-cell>
          <table:table-cell office:value-type="float" office:value="94113" calcext:value-type="float">
            <text:p>94113</text:p>
          </table:table-cell>
          <table:table-cell table:number-columns-repeated="2"/>
          <table:table-cell office:value-type="string" calcext:value-type="string">
            <text:p>h8f8</text:p>
          </table:table-cell>
          <table:table-cell office:value-type="float" office:value="81962" calcext:value-type="float">
            <text:p>81962</text:p>
          </table:table-cell>
          <table:table-cell/>
          <table:table-cell table:formula="of:=[.F69]-[.B69]" office:value-type="float" office:value="-12151" calcext:value-type="float">
            <text:p>-12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f8</text:p>
          </table:table-cell>
          <table:table-cell office:value-type="float" office:value="89977" calcext:value-type="float">
            <text:p>89977</text:p>
          </table:table-cell>
          <table:table-cell table:number-columns-repeated="2"/>
          <table:table-cell office:value-type="string" calcext:value-type="string">
            <text:p>b6c8</text:p>
          </table:table-cell>
          <table:table-cell office:value-type="float" office:value="84163" calcext:value-type="float">
            <text:p>84163</text:p>
          </table:table-cell>
          <table:table-cell/>
          <table:table-cell table:formula="of:=[.F70]-[.B70]" office:value-type="float" office:value="-5814" calcext:value-type="float">
            <text:p>-58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d8</text:p>
          </table:table-cell>
          <table:table-cell office:value-type="float" office:value="91866" calcext:value-type="float">
            <text:p>91866</text:p>
          </table:table-cell>
          <table:table-cell table:number-columns-repeated="2"/>
          <table:table-cell office:value-type="string" calcext:value-type="string">
            <text:p>a6c8</text:p>
          </table:table-cell>
          <table:table-cell office:value-type="float" office:value="85547" calcext:value-type="float">
            <text:p>85547</text:p>
          </table:table-cell>
          <table:table-cell/>
          <table:table-cell table:formula="of:=[.F71]-[.B71]" office:value-type="float" office:value="-6319" calcext:value-type="float">
            <text:p>-63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6</text:p>
          </table:table-cell>
          <table:table-cell office:value-type="float" office:value="101452" calcext:value-type="float">
            <text:p>101452</text:p>
          </table:table-cell>
          <table:table-cell table:number-columns-repeated="2"/>
          <table:table-cell office:value-type="string" calcext:value-type="string">
            <text:p>h8g8</text:p>
          </table:table-cell>
          <table:table-cell office:value-type="float" office:value="86494" calcext:value-type="float">
            <text:p>86494</text:p>
          </table:table-cell>
          <table:table-cell/>
          <table:table-cell table:formula="of:=[.F72]-[.B72]" office:value-type="float" office:value="-14958" calcext:value-type="float">
            <text:p>-149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5</text:p>
          </table:table-cell>
          <table:table-cell office:value-type="float" office:value="94985" calcext:value-type="float">
            <text:p>94985</text:p>
          </table:table-cell>
          <table:table-cell table:number-columns-repeated="2"/>
          <table:table-cell office:value-type="string" calcext:value-type="string">
            <text:p>g7f8</text:p>
          </table:table-cell>
          <table:table-cell office:value-type="float" office:value="88826" calcext:value-type="float">
            <text:p>88826</text:p>
          </table:table-cell>
          <table:table-cell/>
          <table:table-cell table:formula="of:=[.F73]-[.B73]" office:value-type="float" office:value="-6159" calcext:value-type="float">
            <text:p>-6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d6</text:p>
          </table:table-cell>
          <table:table-cell office:value-type="float" office:value="94234" calcext:value-type="float">
            <text:p>94234</text:p>
          </table:table-cell>
          <table:table-cell table:number-columns-repeated="2"/>
          <table:table-cell office:value-type="string" calcext:value-type="string">
            <text:p>e8f8</text:p>
          </table:table-cell>
          <table:table-cell office:value-type="float" office:value="89977" calcext:value-type="float">
            <text:p>89977</text:p>
          </table:table-cell>
          <table:table-cell/>
          <table:table-cell table:formula="of:=[.F74]-[.B74]" office:value-type="float" office:value="-4257" calcext:value-type="float">
            <text:p>-4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d5</text:p>
          </table:table-cell>
          <table:table-cell office:value-type="float" office:value="100265" calcext:value-type="float">
            <text:p>100265</text:p>
          </table:table-cell>
          <table:table-cell table:number-columns-repeated="2"/>
          <table:table-cell office:value-type="string" calcext:value-type="string">
            <text:p>e7f8</text:p>
          </table:table-cell>
          <table:table-cell office:value-type="float" office:value="90721" calcext:value-type="float">
            <text:p>90721</text:p>
          </table:table-cell>
          <table:table-cell/>
          <table:table-cell table:formula="of:=[.F75]-[.B75]" office:value-type="float" office:value="-9544" calcext:value-type="float">
            <text:p>-95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g5</text:p>
          </table:table-cell>
          <table:table-cell office:value-type="float" office:value="93737" calcext:value-type="float">
            <text:p>93737</text:p>
          </table:table-cell>
          <table:table-cell table:number-columns-repeated="2"/>
          <table:table-cell office:value-type="string" calcext:value-type="string">
            <text:p>h8h6</text:p>
          </table:table-cell>
          <table:table-cell office:value-type="float" office:value="90911" calcext:value-type="float">
            <text:p>90911</text:p>
          </table:table-cell>
          <table:table-cell/>
          <table:table-cell table:formula="of:=[.F76]-[.B76]" office:value-type="float" office:value="-2826" calcext:value-type="float">
            <text:p>-28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b3</text:p>
          </table:table-cell>
          <table:table-cell office:value-type="float" office:value="100399" calcext:value-type="float">
            <text:p>100399</text:p>
          </table:table-cell>
          <table:table-cell table:number-columns-repeated="2"/>
          <table:table-cell office:value-type="string" calcext:value-type="string">
            <text:p>h8h7</text:p>
          </table:table-cell>
          <table:table-cell office:value-type="float" office:value="90993" calcext:value-type="float">
            <text:p>90993</text:p>
          </table:table-cell>
          <table:table-cell/>
          <table:table-cell table:formula="of:=[.F77]-[.B77]" office:value-type="float" office:value="-9406" calcext:value-type="float">
            <text:p>-94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a3</text:p>
          </table:table-cell>
          <table:table-cell office:value-type="float" office:value="108428" calcext:value-type="float">
            <text:p>108428</text:p>
          </table:table-cell>
          <table:table-cell table:number-columns-repeated="2"/>
          <table:table-cell office:value-type="string" calcext:value-type="string">
            <text:p>e7d8</text:p>
          </table:table-cell>
          <table:table-cell office:value-type="float" office:value="91034" calcext:value-type="float">
            <text:p>91034</text:p>
          </table:table-cell>
          <table:table-cell/>
          <table:table-cell table:formula="of:=[.F78]-[.B78]" office:value-type="float" office:value="-17394" calcext:value-type="float">
            <text:p>-173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c3</text:p>
          </table:table-cell>
          <table:table-cell office:value-type="float" office:value="98707" calcext:value-type="float">
            <text:p>98707</text:p>
          </table:table-cell>
          <table:table-cell table:number-columns-repeated="2"/>
          <table:table-cell office:value-type="string" calcext:value-type="string">
            <text:p>e8g8</text:p>
          </table:table-cell>
          <table:table-cell office:value-type="float" office:value="91210" calcext:value-type="float">
            <text:p>91210</text:p>
          </table:table-cell>
          <table:table-cell/>
          <table:table-cell table:formula="of:=[.F79]-[.B79]" office:value-type="float" office:value="-7497" calcext:value-type="float">
            <text:p>-7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g2</text:p>
          </table:table-cell>
          <table:table-cell office:value-type="float" office:value="101811" calcext:value-type="float">
            <text:p>101811</text:p>
          </table:table-cell>
          <table:table-cell table:number-columns-repeated="2"/>
          <table:table-cell office:value-type="string" calcext:value-type="string">
            <text:p>e8d8</text:p>
          </table:table-cell>
          <table:table-cell office:value-type="float" office:value="91866" calcext:value-type="float">
            <text:p>91866</text:p>
          </table:table-cell>
          <table:table-cell/>
          <table:table-cell table:formula="of:=[.F80]-[.B80]" office:value-type="float" office:value="-9945" calcext:value-type="float">
            <text:p>-99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b8</text:p>
          </table:table-cell>
          <table:table-cell office:value-type="float" office:value="100398" calcext:value-type="float">
            <text:p>100398</text:p>
          </table:table-cell>
          <table:table-cell table:number-columns-repeated="2"/>
          <table:table-cell office:value-type="string" calcext:value-type="string">
            <text:p>b6d5</text:p>
          </table:table-cell>
          <table:table-cell office:value-type="float" office:value="92357" calcext:value-type="float">
            <text:p>92357</text:p>
          </table:table-cell>
          <table:table-cell/>
          <table:table-cell table:formula="of:=[.F81]-[.B81]" office:value-type="float" office:value="-8041" calcext:value-type="float">
            <text:p>-8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c8</text:p>
          </table:table-cell>
          <table:table-cell office:value-type="float" office:value="93467" calcext:value-type="float">
            <text:p>93467</text:p>
          </table:table-cell>
          <table:table-cell table:number-columns-repeated="2"/>
          <table:table-cell office:value-type="string" calcext:value-type="string">
            <text:p>b6c4</text:p>
          </table:table-cell>
          <table:table-cell office:value-type="float" office:value="92456" calcext:value-type="float">
            <text:p>92456</text:p>
          </table:table-cell>
          <table:table-cell/>
          <table:table-cell table:formula="of:=[.F82]-[.B82]" office:value-type="float" office:value="-1011" calcext:value-type="float">
            <text:p>-1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d8</text:p>
          </table:table-cell>
          <table:table-cell office:value-type="float" office:value="93560" calcext:value-type="float">
            <text:p>93560</text:p>
          </table:table-cell>
          <table:table-cell table:number-columns-repeated="2"/>
          <table:table-cell office:value-type="string" calcext:value-type="string">
            <text:p>a8c8</text:p>
          </table:table-cell>
          <table:table-cell office:value-type="float" office:value="93467" calcext:value-type="float">
            <text:p>93467</text:p>
          </table:table-cell>
          <table:table-cell/>
          <table:table-cell table:formula="of:=[.F83]-[.B83]" office:value-type="float" office:value="-93" calcext:value-type="float">
            <text:p>-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g8</text:p>
          </table:table-cell>
          <table:table-cell office:value-type="float" office:value="86494" calcext:value-type="float">
            <text:p>86494</text:p>
          </table:table-cell>
          <table:table-cell table:number-columns-repeated="2"/>
          <table:table-cell office:value-type="string" calcext:value-type="string">
            <text:p>a8d8</text:p>
          </table:table-cell>
          <table:table-cell office:value-type="float" office:value="93560" calcext:value-type="float">
            <text:p>93560</text:p>
          </table:table-cell>
          <table:table-cell/>
          <table:table-cell table:formula="of:=[.F84]-[.B84]" office:value-type="float" office:value="7066" calcext:value-type="float">
            <text:p>7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f8</text:p>
          </table:table-cell>
          <table:table-cell office:value-type="float" office:value="81962" calcext:value-type="float">
            <text:p>81962</text:p>
          </table:table-cell>
          <table:table-cell table:number-columns-repeated="2"/>
          <table:table-cell office:value-type="string" calcext:value-type="string">
            <text:p>g6g5</text:p>
          </table:table-cell>
          <table:table-cell office:value-type="float" office:value="93737" calcext:value-type="float">
            <text:p>93737</text:p>
          </table:table-cell>
          <table:table-cell/>
          <table:table-cell table:formula="of:=[.F85]-[.B85]" office:value-type="float" office:value="11775" calcext:value-type="float">
            <text:p>11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7</text:p>
          </table:table-cell>
          <table:table-cell office:value-type="float" office:value="90993" calcext:value-type="float">
            <text:p>90993</text:p>
          </table:table-cell>
          <table:table-cell table:number-columns-repeated="2"/>
          <table:table-cell office:value-type="string" calcext:value-type="string">
            <text:p>a6d3</text:p>
          </table:table-cell>
          <table:table-cell office:value-type="float" office:value="93965" calcext:value-type="float">
            <text:p>93965</text:p>
          </table:table-cell>
          <table:table-cell/>
          <table:table-cell table:formula="of:=[.F86]-[.B86]" office:value-type="float" office:value="2972" calcext:value-type="float">
            <text:p>2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6</text:p>
          </table:table-cell>
          <table:table-cell office:value-type="float" office:value="90911" calcext:value-type="float">
            <text:p>90911</text:p>
          </table:table-cell>
          <table:table-cell table:number-columns-repeated="2"/>
          <table:table-cell office:value-type="string" calcext:value-type="string">
            <text:p>e8c8</text:p>
          </table:table-cell>
          <table:table-cell office:value-type="float" office:value="94113" calcext:value-type="float">
            <text:p>94113</text:p>
          </table:table-cell>
          <table:table-cell/>
          <table:table-cell table:formula="of:=[.F87]-[.B87]" office:value-type="float" office:value="3202" calcext:value-type="float">
            <text:p>32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5</text:p>
          </table:table-cell>
          <table:table-cell office:value-type="float" office:value="97542" calcext:value-type="float">
            <text:p>97542</text:p>
          </table:table-cell>
          <table:table-cell table:number-columns-repeated="2"/>
          <table:table-cell office:value-type="string" calcext:value-type="string">
            <text:p>d7d6</text:p>
          </table:table-cell>
          <table:table-cell office:value-type="float" office:value="94234" calcext:value-type="float">
            <text:p>94234</text:p>
          </table:table-cell>
          <table:table-cell/>
          <table:table-cell table:formula="of:=[.F88]-[.B88]" office:value-type="float" office:value="-3308" calcext:value-type="float">
            <text:p>-3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4</text:p>
          </table:table-cell>
          <table:table-cell office:value-type="float" office:value="98993" calcext:value-type="float">
            <text:p>98993</text:p>
          </table:table-cell>
          <table:table-cell table:number-columns-repeated="2"/>
          <table:table-cell office:value-type="string" calcext:value-type="string">
            <text:p>c7c5</text:p>
          </table:table-cell>
          <table:table-cell office:value-type="float" office:value="94985" calcext:value-type="float">
            <text:p>94985</text:p>
          </table:table-cell>
          <table:table-cell/>
          <table:table-cell table:formula="of:=[.F89]-[.B89]" office:value-type="float" office:value="-4008" calcext:value-type="float">
            <text:p>-40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6</text:p>
          </table:table-cell>
          <table:table-cell office:value-type="float" office:value="99499" calcext:value-type="float">
            <text:p>99499</text:p>
          </table:table-cell>
          <table:table-cell table:number-columns-repeated="2"/>
          <table:table-cell office:value-type="string" calcext:value-type="string">
            <text:p>a6c4</text:p>
          </table:table-cell>
          <table:table-cell office:value-type="float" office:value="95021" calcext:value-type="float">
            <text:p>95021</text:p>
          </table:table-cell>
          <table:table-cell/>
          <table:table-cell table:formula="of:=[.F90]-[.B90]" office:value-type="float" office:value="-4478" calcext:value-type="float">
            <text:p>-4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c5</text:p>
          </table:table-cell>
          <table:table-cell office:value-type="float" office:value="112625" calcext:value-type="float">
            <text:p>112625</text:p>
          </table:table-cell>
          <table:table-cell table:number-columns-repeated="2"/>
          <table:table-cell office:value-type="string" calcext:value-type="string">
            <text:p>g7h6</text:p>
          </table:table-cell>
          <table:table-cell office:value-type="float" office:value="97252" calcext:value-type="float">
            <text:p>97252</text:p>
          </table:table-cell>
          <table:table-cell/>
          <table:table-cell table:formula="of:=[.F91]-[.B91]" office:value-type="float" office:value="-15373" calcext:value-type="float">
            <text:p>-15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f8</text:p>
          </table:table-cell>
          <table:table-cell office:value-type="float" office:value="90721" calcext:value-type="float">
            <text:p>90721</text:p>
          </table:table-cell>
          <table:table-cell table:number-columns-repeated="2"/>
          <table:table-cell office:value-type="string" calcext:value-type="string">
            <text:p>h8h5</text:p>
          </table:table-cell>
          <table:table-cell office:value-type="float" office:value="97542" calcext:value-type="float">
            <text:p>97542</text:p>
          </table:table-cell>
          <table:table-cell/>
          <table:table-cell table:formula="of:=[.F92]-[.B92]" office:value-type="float" office:value="6821" calcext:value-type="float">
            <text:p>68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8</text:p>
          </table:table-cell>
          <table:table-cell office:value-type="float" office:value="91034" calcext:value-type="float">
            <text:p>91034</text:p>
          </table:table-cell>
          <table:table-cell table:number-columns-repeated="2"/>
          <table:table-cell office:value-type="string" calcext:value-type="string">
            <text:p>b4c3</text:p>
          </table:table-cell>
          <table:table-cell office:value-type="float" office:value="98707" calcext:value-type="float">
            <text:p>98707</text:p>
          </table:table-cell>
          <table:table-cell/>
          <table:table-cell table:formula="of:=[.F93]-[.B93]" office:value-type="float" office:value="7673" calcext:value-type="float">
            <text:p>7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h6</text:p>
          </table:table-cell>
          <table:table-cell office:value-type="float" office:value="97252" calcext:value-type="float">
            <text:p>97252</text:p>
          </table:table-cell>
          <table:table-cell table:number-columns-repeated="2"/>
          <table:table-cell office:value-type="string" calcext:value-type="string">
            <text:p>h8h4</text:p>
          </table:table-cell>
          <table:table-cell office:value-type="float" office:value="98993" calcext:value-type="float">
            <text:p>98993</text:p>
          </table:table-cell>
          <table:table-cell/>
          <table:table-cell table:formula="of:=[.F94]-[.B94]" office:value-type="float" office:value="1741" calcext:value-type="float">
            <text:p>17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f8</text:p>
          </table:table-cell>
          <table:table-cell office:value-type="float" office:value="88826" calcext:value-type="float">
            <text:p>88826</text:p>
          </table:table-cell>
          <table:table-cell table:number-columns-repeated="2"/>
          <table:table-cell office:value-type="string" calcext:value-type="string">
            <text:p>f6h7</text:p>
          </table:table-cell>
          <table:table-cell office:value-type="float" office:value="99169" calcext:value-type="float">
            <text:p>99169</text:p>
          </table:table-cell>
          <table:table-cell/>
          <table:table-cell table:formula="of:=[.F95]-[.B95]" office:value-type="float" office:value="10343" calcext:value-type="float">
            <text:p>10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7</text:p>
          </table:table-cell>
          <table:table-cell office:value-type="float" office:value="99453" calcext:value-type="float">
            <text:p>99453</text:p>
          </table:table-cell>
          <table:table-cell table:number-columns-repeated="2"/>
          <table:table-cell office:value-type="string" calcext:value-type="string">
            <text:p>f6g8</text:p>
          </table:table-cell>
          <table:table-cell office:value-type="float" office:value="99306" calcext:value-type="float">
            <text:p>99306</text:p>
          </table:table-cell>
          <table:table-cell/>
          <table:table-cell table:formula="of:=[.F96]-[.B96]" office:value-type="float" office:value="-147" calcext:value-type="float">
            <text:p>-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8</text:p>
          </table:table-cell>
          <table:table-cell office:value-type="float" office:value="85547" calcext:value-type="float">
            <text:p>85547</text:p>
          </table:table-cell>
          <table:table-cell table:number-columns-repeated="2"/>
          <table:table-cell office:value-type="string" calcext:value-type="string">
            <text:p>a6b7</text:p>
          </table:table-cell>
          <table:table-cell office:value-type="float" office:value="99453" calcext:value-type="float">
            <text:p>99453</text:p>
          </table:table-cell>
          <table:table-cell/>
          <table:table-cell table:formula="of:=[.F97]-[.B97]" office:value-type="float" office:value="13906" calcext:value-type="float">
            <text:p>139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5</text:p>
          </table:table-cell>
          <table:table-cell office:value-type="float" office:value="102298" calcext:value-type="float">
            <text:p>102298</text:p>
          </table:table-cell>
          <table:table-cell table:number-columns-repeated="2"/>
          <table:table-cell office:value-type="string" calcext:value-type="string">
            <text:p>e7d6</text:p>
          </table:table-cell>
          <table:table-cell office:value-type="float" office:value="99499" calcext:value-type="float">
            <text:p>99499</text:p>
          </table:table-cell>
          <table:table-cell/>
          <table:table-cell table:formula="of:=[.F98]-[.B98]" office:value-type="float" office:value="-2799" calcext:value-type="float">
            <text:p>-27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4</text:p>
          </table:table-cell>
          <table:table-cell office:value-type="float" office:value="95021" calcext:value-type="float">
            <text:p>95021</text:p>
          </table:table-cell>
          <table:table-cell table:number-columns-repeated="2"/>
          <table:table-cell office:value-type="string" calcext:value-type="string">
            <text:p>e6d5</text:p>
          </table:table-cell>
          <table:table-cell office:value-type="float" office:value="100265" calcext:value-type="float">
            <text:p>100265</text:p>
          </table:table-cell>
          <table:table-cell/>
          <table:table-cell table:formula="of:=[.F99]-[.B99]" office:value-type="float" office:value="5244" calcext:value-type="float">
            <text:p>5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d3</text:p>
          </table:table-cell>
          <table:table-cell office:value-type="float" office:value="93965" calcext:value-type="float">
            <text:p>93965</text:p>
          </table:table-cell>
          <table:table-cell table:number-columns-repeated="2"/>
          <table:table-cell office:value-type="string" calcext:value-type="string">
            <text:p>a8b8</text:p>
          </table:table-cell>
          <table:table-cell office:value-type="float" office:value="100398" calcext:value-type="float">
            <text:p>100398</text:p>
          </table:table-cell>
          <table:table-cell/>
          <table:table-cell table:formula="of:=[.F100]-[.B100]" office:value-type="float" office:value="6433" calcext:value-type="float">
            <text:p>6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e2</text:p>
          </table:table-cell>
          <table:table-cell office:value-type="float" office:value="81413" calcext:value-type="float">
            <text:p>81413</text:p>
          </table:table-cell>
          <table:table-cell table:number-columns-repeated="2"/>
          <table:table-cell office:value-type="string" calcext:value-type="string">
            <text:p>b4b3</text:p>
          </table:table-cell>
          <table:table-cell office:value-type="float" office:value="100399" calcext:value-type="float">
            <text:p>100399</text:p>
          </table:table-cell>
          <table:table-cell/>
          <table:table-cell table:formula="of:=[.F101]-[.B101]" office:value-type="float" office:value="18986" calcext:value-type="float">
            <text:p>189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a4</text:p>
          </table:table-cell>
          <table:table-cell office:value-type="float" office:value="101387" calcext:value-type="float">
            <text:p>101387</text:p>
          </table:table-cell>
          <table:table-cell table:number-columns-repeated="2"/>
          <table:table-cell office:value-type="string" calcext:value-type="string">
            <text:p>b6a4</text:p>
          </table:table-cell>
          <table:table-cell office:value-type="float" office:value="101387" calcext:value-type="float">
            <text:p>101387</text:p>
          </table:table-cell>
          <table:table-cell/>
          <table:table-cell table:formula="of:=[.F102]-[.B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8</text:p>
          </table:table-cell>
          <table:table-cell office:value-type="float" office:value="84163" calcext:value-type="float">
            <text:p>84163</text:p>
          </table:table-cell>
          <table:table-cell table:number-columns-repeated="2"/>
          <table:table-cell office:value-type="string" calcext:value-type="string">
            <text:p>c7c6</text:p>
          </table:table-cell>
          <table:table-cell office:value-type="float" office:value="101452" calcext:value-type="float">
            <text:p>101452</text:p>
          </table:table-cell>
          <table:table-cell/>
          <table:table-cell table:formula="of:=[.F103]-[.B103]" office:value-type="float" office:value="17289" calcext:value-type="float">
            <text:p>17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d5</text:p>
          </table:table-cell>
          <table:table-cell office:value-type="float" office:value="92357" calcext:value-type="float">
            <text:p>92357</text:p>
          </table:table-cell>
          <table:table-cell table:number-columns-repeated="2"/>
          <table:table-cell office:value-type="string" calcext:value-type="string">
            <text:p>h3g2</text:p>
          </table:table-cell>
          <table:table-cell office:value-type="float" office:value="101811" calcext:value-type="float">
            <text:p>101811</text:p>
          </table:table-cell>
          <table:table-cell/>
          <table:table-cell table:formula="of:=[.F104]-[.B104]" office:value-type="float" office:value="9454" calcext:value-type="float">
            <text:p>94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4</text:p>
          </table:table-cell>
          <table:table-cell office:value-type="float" office:value="92456" calcext:value-type="float">
            <text:p>92456</text:p>
          </table:table-cell>
          <table:table-cell table:number-columns-repeated="2"/>
          <table:table-cell office:value-type="string" calcext:value-type="string">
            <text:p>a6b5</text:p>
          </table:table-cell>
          <table:table-cell office:value-type="float" office:value="102298" calcext:value-type="float">
            <text:p>102298</text:p>
          </table:table-cell>
          <table:table-cell/>
          <table:table-cell table:formula="of:=[.F105]-[.B105]" office:value-type="float" office:value="9842" calcext:value-type="float">
            <text:p>9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e4</text:p>
          </table:table-cell>
          <table:table-cell office:value-type="float" office:value="128585" calcext:value-type="float">
            <text:p>128585</text:p>
          </table:table-cell>
          <table:table-cell table:number-columns-repeated="2"/>
          <table:table-cell office:value-type="string" calcext:value-type="string">
            <text:p>f6h5</text:p>
          </table:table-cell>
          <table:table-cell office:value-type="float" office:value="103439" calcext:value-type="float">
            <text:p>103439</text:p>
          </table:table-cell>
          <table:table-cell/>
          <table:table-cell table:formula="of:=[.F106]-[.B106]" office:value-type="float" office:value="-25146" calcext:value-type="float">
            <text:p>-25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8</text:p>
          </table:table-cell>
          <table:table-cell office:value-type="float" office:value="99306" calcext:value-type="float">
            <text:p>99306</text:p>
          </table:table-cell>
          <table:table-cell table:number-columns-repeated="2"/>
          <table:table-cell office:value-type="string" calcext:value-type="string">
            <text:p>f6d5</text:p>
          </table:table-cell>
          <table:table-cell office:value-type="float" office:value="105323" calcext:value-type="float">
            <text:p>105323</text:p>
          </table:table-cell>
          <table:table-cell/>
          <table:table-cell table:formula="of:=[.F107]-[.B107]" office:value-type="float" office:value="6017" calcext:value-type="float">
            <text:p>60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d5</text:p>
          </table:table-cell>
          <table:table-cell office:value-type="float" office:value="105323" calcext:value-type="float">
            <text:p>105323</text:p>
          </table:table-cell>
          <table:table-cell table:number-columns-repeated="2"/>
          <table:table-cell office:value-type="string" calcext:value-type="string">
            <text:p>f6g4</text:p>
          </table:table-cell>
          <table:table-cell office:value-type="float" office:value="105779" calcext:value-type="float">
            <text:p>105779</text:p>
          </table:table-cell>
          <table:table-cell/>
          <table:table-cell table:formula="of:=[.F108]-[.B108]" office:value-type="float" office:value="456" calcext:value-type="float">
            <text:p>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7</text:p>
          </table:table-cell>
          <table:table-cell office:value-type="float" office:value="99169" calcext:value-type="float">
            <text:p>99169</text:p>
          </table:table-cell>
          <table:table-cell table:number-columns-repeated="2"/>
          <table:table-cell office:value-type="string" calcext:value-type="string">
            <text:p>b4a3</text:p>
          </table:table-cell>
          <table:table-cell office:value-type="float" office:value="108120" calcext:value-type="float">
            <text:p>108120</text:p>
          </table:table-cell>
          <table:table-cell/>
          <table:table-cell table:formula="of:=[.F109]-[.B109]" office:value-type="float" office:value="8951" calcext:value-type="float">
            <text:p>89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5</text:p>
          </table:table-cell>
          <table:table-cell office:value-type="float" office:value="103439" calcext:value-type="float">
            <text:p>103439</text:p>
          </table:table-cell>
          <table:table-cell table:number-columns-repeated="2"/>
          <table:table-cell office:value-type="string" calcext:value-type="string">
            <text:p>e7c5</text:p>
          </table:table-cell>
          <table:table-cell office:value-type="float" office:value="112625" calcext:value-type="float">
            <text:p>112625</text:p>
          </table:table-cell>
          <table:table-cell/>
          <table:table-cell table:formula="of:=[.F110]-[.B110]" office:value-type="float" office:value="9186" calcext:value-type="float">
            <text:p>91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4</text:p>
          </table:table-cell>
          <table:table-cell office:value-type="float" office:value="105779" calcext:value-type="float">
            <text:p>105779</text:p>
          </table:table-cell>
          <table:table-cell table:number-columns-repeated="2"/>
          <table:table-cell office:value-type="string" calcext:value-type="string">
            <text:p>f6e4</text:p>
          </table:table-cell>
          <table:table-cell office:value-type="float" office:value="128585" calcext:value-type="float">
            <text:p>128585</text:p>
          </table:table-cell>
          <table:table-cell/>
          <table:table-cell table:formula="of:=[.F111]-[.B111]" office:value-type="float" office:value="22806" calcext:value-type="float">
            <text:p>22806</text:p>
          </table:table-cell>
          <table:table-cell table:number-columns-repeated="1016"/>
        </table:table-row>
        <table:table-row table:style-name="ro1">
          <table:table-cell/>
          <table:table-cell table:formula="of:=SUM([.B68:.B111])" office:value-type="float" office:value="4245122" calcext:value-type="float">
            <text:p>4245122</text:p>
          </table:table-cell>
          <table:table-cell table:number-columns-repeated="3"/>
          <table:table-cell table:formula="of:=SUM([.F68:.F111])" office:value-type="float" office:value="4244814" calcext:value-type="float">
            <text:p>4244814</text:p>
          </table:table-cell>
          <table:table-cell/>
          <table:table-cell table:formula="of:=SUM([.H68:.H111])" office:value-type="float" office:value="-308" calcext:value-type="float">
            <text:p>-30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3k2r/p1ppqpb1/bn2pnp1/3PN3/Pp2P3/2N2Q1p/1PPBBPPP/R3K2R b Kkq a3 0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pth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E</text:p>
          </table:table-cell>
          <table:table-cell table:number-columns-repeated="3"/>
          <table:table-cell office:value-type="string" calcext:value-type="string">
            <text:p>Kest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b5</text:p>
          </table:table-cell>
          <table:table-cell office:value-type="float" office:value="102298" calcext:value-type="float">
            <text:p>102298</text:p>
          </table:table-cell>
          <table:table-cell table:number-columns-repeated="2"/>
          <table:table-cell office:value-type="string" calcext:value-type="string">
            <text:p>a6b5</text:p>
          </table:table-cell>
          <table:table-cell office:value-type="float" office:value="102298" calcext:value-type="float">
            <text:p>102298</text:p>
          </table:table-cell>
          <table:table-cell/>
          <table:table-cell table:formula="of:=[.F122]-[.B1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b7</text:p>
          </table:table-cell>
          <table:table-cell office:value-type="float" office:value="99453" calcext:value-type="float">
            <text:p>99453</text:p>
          </table:table-cell>
          <table:table-cell table:number-columns-repeated="2"/>
          <table:table-cell office:value-type="string" calcext:value-type="string">
            <text:p>a6b7</text:p>
          </table:table-cell>
          <table:table-cell office:value-type="float" office:value="99453" calcext:value-type="float">
            <text:p>99453</text:p>
          </table:table-cell>
          <table:table-cell/>
          <table:table-cell table:formula="of:=[.F123]-[.B1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4</text:p>
          </table:table-cell>
          <table:table-cell office:value-type="float" office:value="95021" calcext:value-type="float">
            <text:p>95021</text:p>
          </table:table-cell>
          <table:table-cell table:number-columns-repeated="2"/>
          <table:table-cell office:value-type="string" calcext:value-type="string">
            <text:p>a6c4</text:p>
          </table:table-cell>
          <table:table-cell office:value-type="float" office:value="95021" calcext:value-type="float">
            <text:p>95021</text:p>
          </table:table-cell>
          <table:table-cell/>
          <table:table-cell table:formula="of:=[.F124]-[.B1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8</text:p>
          </table:table-cell>
          <table:table-cell office:value-type="float" office:value="85547" calcext:value-type="float">
            <text:p>85547</text:p>
          </table:table-cell>
          <table:table-cell table:number-columns-repeated="2"/>
          <table:table-cell office:value-type="string" calcext:value-type="string">
            <text:p>a6c8</text:p>
          </table:table-cell>
          <table:table-cell office:value-type="float" office:value="85547" calcext:value-type="float">
            <text:p>85547</text:p>
          </table:table-cell>
          <table:table-cell/>
          <table:table-cell table:formula="of:=[.F125]-[.B1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d3</text:p>
          </table:table-cell>
          <table:table-cell office:value-type="float" office:value="93965" calcext:value-type="float">
            <text:p>93965</text:p>
          </table:table-cell>
          <table:table-cell table:number-columns-repeated="2"/>
          <table:table-cell office:value-type="string" calcext:value-type="string">
            <text:p>a6d3</text:p>
          </table:table-cell>
          <table:table-cell office:value-type="float" office:value="93965" calcext:value-type="float">
            <text:p>93965</text:p>
          </table:table-cell>
          <table:table-cell/>
          <table:table-cell table:formula="of:=[.F126]-[.B1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e2</text:p>
          </table:table-cell>
          <table:table-cell office:value-type="float" office:value="81413" calcext:value-type="float">
            <text:p>81413</text:p>
          </table:table-cell>
          <table:table-cell table:number-columns-repeated="2"/>
          <table:table-cell office:value-type="string" calcext:value-type="string">
            <text:p>a6e2</text:p>
          </table:table-cell>
          <table:table-cell office:value-type="float" office:value="81413" calcext:value-type="float">
            <text:p>81413</text:p>
          </table:table-cell>
          <table:table-cell/>
          <table:table-cell table:formula="of:=[.F127]-[.B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b8</text:p>
          </table:table-cell>
          <table:table-cell office:value-type="float" office:value="100398" calcext:value-type="float">
            <text:p>100398</text:p>
          </table:table-cell>
          <table:table-cell table:number-columns-repeated="2"/>
          <table:table-cell office:value-type="string" calcext:value-type="string">
            <text:p>a8b8</text:p>
          </table:table-cell>
          <table:table-cell office:value-type="float" office:value="100398" calcext:value-type="float">
            <text:p>100398</text:p>
          </table:table-cell>
          <table:table-cell/>
          <table:table-cell table:formula="of:=[.F128]-[.B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c8</text:p>
          </table:table-cell>
          <table:table-cell office:value-type="float" office:value="93467" calcext:value-type="float">
            <text:p>93467</text:p>
          </table:table-cell>
          <table:table-cell table:number-columns-repeated="2"/>
          <table:table-cell office:value-type="string" calcext:value-type="string">
            <text:p>a8c8</text:p>
          </table:table-cell>
          <table:table-cell office:value-type="float" office:value="93467" calcext:value-type="float">
            <text:p>93467</text:p>
          </table:table-cell>
          <table:table-cell/>
          <table:table-cell table:formula="of:=[.F129]-[.B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d8</text:p>
          </table:table-cell>
          <table:table-cell office:value-type="float" office:value="93560" calcext:value-type="float">
            <text:p>93560</text:p>
          </table:table-cell>
          <table:table-cell table:number-columns-repeated="2"/>
          <table:table-cell office:value-type="string" calcext:value-type="string">
            <text:p>a8d8</text:p>
          </table:table-cell>
          <table:table-cell office:value-type="float" office:value="93560" calcext:value-type="float">
            <text:p>93560</text:p>
          </table:table-cell>
          <table:table-cell/>
          <table:table-cell table:formula="of:=[.F130]-[.B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a3</text:p>
          </table:table-cell>
          <table:table-cell office:value-type="float" office:value="108428" calcext:value-type="float">
            <text:p>108428</text:p>
          </table:table-cell>
          <table:table-cell table:number-columns-repeated="2"/>
          <table:table-cell office:value-type="string" calcext:value-type="string">
            <text:p>b4a3</text:p>
          </table:table-cell>
          <table:table-cell office:value-type="float" office:value="108120" calcext:value-type="float">
            <text:p>108120</text:p>
          </table:table-cell>
          <table:table-cell/>
          <table:table-cell table:formula="of:=[.F131]-[.B131]" office:value-type="float" office:value="-308" calcext:value-type="float">
            <text:p>-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b3</text:p>
          </table:table-cell>
          <table:table-cell office:value-type="float" office:value="100399" calcext:value-type="float">
            <text:p>100399</text:p>
          </table:table-cell>
          <table:table-cell table:number-columns-repeated="2"/>
          <table:table-cell office:value-type="string" calcext:value-type="string">
            <text:p>b4b3</text:p>
          </table:table-cell>
          <table:table-cell office:value-type="float" office:value="100399" calcext:value-type="float">
            <text:p>100399</text:p>
          </table:table-cell>
          <table:table-cell/>
          <table:table-cell table:formula="of:=[.F132]-[.B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c3</text:p>
          </table:table-cell>
          <table:table-cell office:value-type="float" office:value="98707" calcext:value-type="float">
            <text:p>98707</text:p>
          </table:table-cell>
          <table:table-cell table:number-columns-repeated="2"/>
          <table:table-cell office:value-type="string" calcext:value-type="string">
            <text:p>b4c3</text:p>
          </table:table-cell>
          <table:table-cell office:value-type="float" office:value="98707" calcext:value-type="float">
            <text:p>98707</text:p>
          </table:table-cell>
          <table:table-cell/>
          <table:table-cell table:formula="of:=[.F133]-[.B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a4</text:p>
          </table:table-cell>
          <table:table-cell office:value-type="float" office:value="101387" calcext:value-type="float">
            <text:p>101387</text:p>
          </table:table-cell>
          <table:table-cell table:number-columns-repeated="2"/>
          <table:table-cell office:value-type="string" calcext:value-type="string">
            <text:p>b6a4</text:p>
          </table:table-cell>
          <table:table-cell office:value-type="float" office:value="101387" calcext:value-type="float">
            <text:p>101387</text:p>
          </table:table-cell>
          <table:table-cell/>
          <table:table-cell table:formula="of:=[.F134]-[.B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4</text:p>
          </table:table-cell>
          <table:table-cell office:value-type="float" office:value="92456" calcext:value-type="float">
            <text:p>92456</text:p>
          </table:table-cell>
          <table:table-cell table:number-columns-repeated="2"/>
          <table:table-cell office:value-type="string" calcext:value-type="string">
            <text:p>b6c4</text:p>
          </table:table-cell>
          <table:table-cell office:value-type="float" office:value="92456" calcext:value-type="float">
            <text:p>92456</text:p>
          </table:table-cell>
          <table:table-cell/>
          <table:table-cell table:formula="of:=[.F135]-[.B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8</text:p>
          </table:table-cell>
          <table:table-cell office:value-type="float" office:value="84163" calcext:value-type="float">
            <text:p>84163</text:p>
          </table:table-cell>
          <table:table-cell table:number-columns-repeated="2"/>
          <table:table-cell office:value-type="string" calcext:value-type="string">
            <text:p>b6c8</text:p>
          </table:table-cell>
          <table:table-cell office:value-type="float" office:value="84163" calcext:value-type="float">
            <text:p>84163</text:p>
          </table:table-cell>
          <table:table-cell/>
          <table:table-cell table:formula="of:=[.F136]-[.B1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d5</text:p>
          </table:table-cell>
          <table:table-cell office:value-type="float" office:value="92357" calcext:value-type="float">
            <text:p>92357</text:p>
          </table:table-cell>
          <table:table-cell table:number-columns-repeated="2"/>
          <table:table-cell office:value-type="string" calcext:value-type="string">
            <text:p>b6d5</text:p>
          </table:table-cell>
          <table:table-cell office:value-type="float" office:value="92357" calcext:value-type="float">
            <text:p>92357</text:p>
          </table:table-cell>
          <table:table-cell/>
          <table:table-cell table:formula="of:=[.F137]-[.B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5</text:p>
          </table:table-cell>
          <table:table-cell office:value-type="float" office:value="94985" calcext:value-type="float">
            <text:p>94985</text:p>
          </table:table-cell>
          <table:table-cell table:number-columns-repeated="2"/>
          <table:table-cell office:value-type="string" calcext:value-type="string">
            <text:p>c7c5</text:p>
          </table:table-cell>
          <table:table-cell office:value-type="float" office:value="94985" calcext:value-type="float">
            <text:p>94985</text:p>
          </table:table-cell>
          <table:table-cell/>
          <table:table-cell table:formula="of:=[.F138]-[.B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6</text:p>
          </table:table-cell>
          <table:table-cell office:value-type="float" office:value="101452" calcext:value-type="float">
            <text:p>101452</text:p>
          </table:table-cell>
          <table:table-cell table:number-columns-repeated="2"/>
          <table:table-cell office:value-type="string" calcext:value-type="string">
            <text:p>c7c6</text:p>
          </table:table-cell>
          <table:table-cell office:value-type="float" office:value="101452" calcext:value-type="float">
            <text:p>101452</text:p>
          </table:table-cell>
          <table:table-cell/>
          <table:table-cell table:formula="of:=[.F139]-[.B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d6</text:p>
          </table:table-cell>
          <table:table-cell office:value-type="float" office:value="94234" calcext:value-type="float">
            <text:p>94234</text:p>
          </table:table-cell>
          <table:table-cell table:number-columns-repeated="2"/>
          <table:table-cell office:value-type="string" calcext:value-type="string">
            <text:p>d7d6</text:p>
          </table:table-cell>
          <table:table-cell office:value-type="float" office:value="94234" calcext:value-type="float">
            <text:p>94234</text:p>
          </table:table-cell>
          <table:table-cell/>
          <table:table-cell table:formula="of:=[.F140]-[.B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d5</text:p>
          </table:table-cell>
          <table:table-cell office:value-type="float" office:value="100265" calcext:value-type="float">
            <text:p>100265</text:p>
          </table:table-cell>
          <table:table-cell table:number-columns-repeated="2"/>
          <table:table-cell office:value-type="string" calcext:value-type="string">
            <text:p>e6d5</text:p>
          </table:table-cell>
          <table:table-cell office:value-type="float" office:value="100265" calcext:value-type="float">
            <text:p>100265</text:p>
          </table:table-cell>
          <table:table-cell/>
          <table:table-cell table:formula="of:=[.F141]-[.B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c5</text:p>
          </table:table-cell>
          <table:table-cell office:value-type="float" office:value="112625" calcext:value-type="float">
            <text:p>112625</text:p>
          </table:table-cell>
          <table:table-cell table:number-columns-repeated="2"/>
          <table:table-cell office:value-type="string" calcext:value-type="string">
            <text:p>e7c5</text:p>
          </table:table-cell>
          <table:table-cell office:value-type="float" office:value="112625" calcext:value-type="float">
            <text:p>112625</text:p>
          </table:table-cell>
          <table:table-cell/>
          <table:table-cell table:formula="of:=[.F142]-[.B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6</text:p>
          </table:table-cell>
          <table:table-cell office:value-type="float" office:value="99499" calcext:value-type="float">
            <text:p>99499</text:p>
          </table:table-cell>
          <table:table-cell table:number-columns-repeated="2"/>
          <table:table-cell office:value-type="string" calcext:value-type="string">
            <text:p>e7d6</text:p>
          </table:table-cell>
          <table:table-cell office:value-type="float" office:value="99499" calcext:value-type="float">
            <text:p>99499</text:p>
          </table:table-cell>
          <table:table-cell/>
          <table:table-cell table:formula="of:=[.F143]-[.B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8</text:p>
          </table:table-cell>
          <table:table-cell office:value-type="float" office:value="91034" calcext:value-type="float">
            <text:p>91034</text:p>
          </table:table-cell>
          <table:table-cell table:number-columns-repeated="2"/>
          <table:table-cell office:value-type="string" calcext:value-type="string">
            <text:p>e7d8</text:p>
          </table:table-cell>
          <table:table-cell office:value-type="float" office:value="91034" calcext:value-type="float">
            <text:p>91034</text:p>
          </table:table-cell>
          <table:table-cell/>
          <table:table-cell table:formula="of:=[.F144]-[.B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f8</text:p>
          </table:table-cell>
          <table:table-cell office:value-type="float" office:value="90721" calcext:value-type="float">
            <text:p>90721</text:p>
          </table:table-cell>
          <table:table-cell table:number-columns-repeated="2"/>
          <table:table-cell office:value-type="string" calcext:value-type="string">
            <text:p>e7f8</text:p>
          </table:table-cell>
          <table:table-cell office:value-type="float" office:value="90721" calcext:value-type="float">
            <text:p>90721</text:p>
          </table:table-cell>
          <table:table-cell/>
          <table:table-cell table:formula="of:=[.F145]-[.B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c8</text:p>
          </table:table-cell>
          <table:table-cell office:value-type="float" office:value="94113" calcext:value-type="float">
            <text:p>94113</text:p>
          </table:table-cell>
          <table:table-cell table:number-columns-repeated="2"/>
          <table:table-cell office:value-type="string" calcext:value-type="string">
            <text:p>e8c8</text:p>
          </table:table-cell>
          <table:table-cell office:value-type="float" office:value="94113" calcext:value-type="float">
            <text:p>94113</text:p>
          </table:table-cell>
          <table:table-cell/>
          <table:table-cell table:formula="of:=[.F146]-[.B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d8</text:p>
          </table:table-cell>
          <table:table-cell office:value-type="float" office:value="91866" calcext:value-type="float">
            <text:p>91866</text:p>
          </table:table-cell>
          <table:table-cell table:number-columns-repeated="2"/>
          <table:table-cell office:value-type="string" calcext:value-type="string">
            <text:p>e8d8</text:p>
          </table:table-cell>
          <table:table-cell office:value-type="float" office:value="91866" calcext:value-type="float">
            <text:p>91866</text:p>
          </table:table-cell>
          <table:table-cell/>
          <table:table-cell table:formula="of:=[.F147]-[.B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f8</text:p>
          </table:table-cell>
          <table:table-cell office:value-type="float" office:value="89977" calcext:value-type="float">
            <text:p>89977</text:p>
          </table:table-cell>
          <table:table-cell table:number-columns-repeated="2"/>
          <table:table-cell office:value-type="string" calcext:value-type="string">
            <text:p>e8f8</text:p>
          </table:table-cell>
          <table:table-cell office:value-type="float" office:value="89977" calcext:value-type="float">
            <text:p>89977</text:p>
          </table:table-cell>
          <table:table-cell/>
          <table:table-cell table:formula="of:=[.F148]-[.B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g8</text:p>
          </table:table-cell>
          <table:table-cell office:value-type="float" office:value="91210" calcext:value-type="float">
            <text:p>91210</text:p>
          </table:table-cell>
          <table:table-cell table:number-columns-repeated="2"/>
          <table:table-cell office:value-type="string" calcext:value-type="string">
            <text:p>e8g8</text:p>
          </table:table-cell>
          <table:table-cell office:value-type="float" office:value="91210" calcext:value-type="float">
            <text:p>91210</text:p>
          </table:table-cell>
          <table:table-cell/>
          <table:table-cell table:formula="of:=[.F149]-[.B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d5</text:p>
          </table:table-cell>
          <table:table-cell office:value-type="float" office:value="105323" calcext:value-type="float">
            <text:p>105323</text:p>
          </table:table-cell>
          <table:table-cell table:number-columns-repeated="2"/>
          <table:table-cell office:value-type="string" calcext:value-type="string">
            <text:p>f6d5</text:p>
          </table:table-cell>
          <table:table-cell office:value-type="float" office:value="105323" calcext:value-type="float">
            <text:p>105323</text:p>
          </table:table-cell>
          <table:table-cell/>
          <table:table-cell table:formula="of:=[.F150]-[.B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e4</text:p>
          </table:table-cell>
          <table:table-cell office:value-type="float" office:value="128585" calcext:value-type="float">
            <text:p>128585</text:p>
          </table:table-cell>
          <table:table-cell table:number-columns-repeated="2"/>
          <table:table-cell office:value-type="string" calcext:value-type="string">
            <text:p>f6e4</text:p>
          </table:table-cell>
          <table:table-cell office:value-type="float" office:value="128585" calcext:value-type="float">
            <text:p>128585</text:p>
          </table:table-cell>
          <table:table-cell/>
          <table:table-cell table:formula="of:=[.F151]-[.B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4</text:p>
          </table:table-cell>
          <table:table-cell office:value-type="float" office:value="105779" calcext:value-type="float">
            <text:p>105779</text:p>
          </table:table-cell>
          <table:table-cell table:number-columns-repeated="2"/>
          <table:table-cell office:value-type="string" calcext:value-type="string">
            <text:p>f6g4</text:p>
          </table:table-cell>
          <table:table-cell office:value-type="float" office:value="105779" calcext:value-type="float">
            <text:p>105779</text:p>
          </table:table-cell>
          <table:table-cell/>
          <table:table-cell table:formula="of:=[.F152]-[.B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8</text:p>
          </table:table-cell>
          <table:table-cell office:value-type="float" office:value="99306" calcext:value-type="float">
            <text:p>99306</text:p>
          </table:table-cell>
          <table:table-cell table:number-columns-repeated="2"/>
          <table:table-cell office:value-type="string" calcext:value-type="string">
            <text:p>f6g8</text:p>
          </table:table-cell>
          <table:table-cell office:value-type="float" office:value="99306" calcext:value-type="float">
            <text:p>99306</text:p>
          </table:table-cell>
          <table:table-cell/>
          <table:table-cell table:formula="of:=[.F153]-[.B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5</text:p>
          </table:table-cell>
          <table:table-cell office:value-type="float" office:value="103439" calcext:value-type="float">
            <text:p>103439</text:p>
          </table:table-cell>
          <table:table-cell table:number-columns-repeated="2"/>
          <table:table-cell office:value-type="string" calcext:value-type="string">
            <text:p>f6h5</text:p>
          </table:table-cell>
          <table:table-cell office:value-type="float" office:value="103439" calcext:value-type="float">
            <text:p>103439</text:p>
          </table:table-cell>
          <table:table-cell/>
          <table:table-cell table:formula="of:=[.F154]-[.B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7</text:p>
          </table:table-cell>
          <table:table-cell office:value-type="float" office:value="99169" calcext:value-type="float">
            <text:p>99169</text:p>
          </table:table-cell>
          <table:table-cell table:number-columns-repeated="2"/>
          <table:table-cell office:value-type="string" calcext:value-type="string">
            <text:p>f6h7</text:p>
          </table:table-cell>
          <table:table-cell office:value-type="float" office:value="99169" calcext:value-type="float">
            <text:p>99169</text:p>
          </table:table-cell>
          <table:table-cell/>
          <table:table-cell table:formula="of:=[.F155]-[.B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g5</text:p>
          </table:table-cell>
          <table:table-cell office:value-type="float" office:value="93737" calcext:value-type="float">
            <text:p>93737</text:p>
          </table:table-cell>
          <table:table-cell table:number-columns-repeated="2"/>
          <table:table-cell office:value-type="string" calcext:value-type="string">
            <text:p>g6g5</text:p>
          </table:table-cell>
          <table:table-cell office:value-type="float" office:value="93737" calcext:value-type="float">
            <text:p>93737</text:p>
          </table:table-cell>
          <table:table-cell/>
          <table:table-cell table:formula="of:=[.F156]-[.B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f8</text:p>
          </table:table-cell>
          <table:table-cell office:value-type="float" office:value="88826" calcext:value-type="float">
            <text:p>88826</text:p>
          </table:table-cell>
          <table:table-cell table:number-columns-repeated="2"/>
          <table:table-cell office:value-type="string" calcext:value-type="string">
            <text:p>g7f8</text:p>
          </table:table-cell>
          <table:table-cell office:value-type="float" office:value="88826" calcext:value-type="float">
            <text:p>88826</text:p>
          </table:table-cell>
          <table:table-cell/>
          <table:table-cell table:formula="of:=[.F157]-[.B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h6</text:p>
          </table:table-cell>
          <table:table-cell office:value-type="float" office:value="97252" calcext:value-type="float">
            <text:p>97252</text:p>
          </table:table-cell>
          <table:table-cell table:number-columns-repeated="2"/>
          <table:table-cell office:value-type="string" calcext:value-type="string">
            <text:p>g7h6</text:p>
          </table:table-cell>
          <table:table-cell office:value-type="float" office:value="97252" calcext:value-type="float">
            <text:p>97252</text:p>
          </table:table-cell>
          <table:table-cell/>
          <table:table-cell table:formula="of:=[.F158]-[.B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g2</text:p>
          </table:table-cell>
          <table:table-cell office:value-type="float" office:value="101811" calcext:value-type="float">
            <text:p>101811</text:p>
          </table:table-cell>
          <table:table-cell table:number-columns-repeated="2"/>
          <table:table-cell office:value-type="string" calcext:value-type="string">
            <text:p>h3g2</text:p>
          </table:table-cell>
          <table:table-cell office:value-type="float" office:value="101811" calcext:value-type="float">
            <text:p>101811</text:p>
          </table:table-cell>
          <table:table-cell/>
          <table:table-cell table:formula="of:=[.F159]-[.B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f8</text:p>
          </table:table-cell>
          <table:table-cell office:value-type="float" office:value="81962" calcext:value-type="float">
            <text:p>81962</text:p>
          </table:table-cell>
          <table:table-cell table:number-columns-repeated="2"/>
          <table:table-cell office:value-type="string" calcext:value-type="string">
            <text:p>h8f8</text:p>
          </table:table-cell>
          <table:table-cell office:value-type="float" office:value="81962" calcext:value-type="float">
            <text:p>81962</text:p>
          </table:table-cell>
          <table:table-cell/>
          <table:table-cell table:formula="of:=[.F160]-[.B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g8</text:p>
          </table:table-cell>
          <table:table-cell office:value-type="float" office:value="86494" calcext:value-type="float">
            <text:p>86494</text:p>
          </table:table-cell>
          <table:table-cell table:number-columns-repeated="2"/>
          <table:table-cell office:value-type="string" calcext:value-type="string">
            <text:p>h8g8</text:p>
          </table:table-cell>
          <table:table-cell office:value-type="float" office:value="86494" calcext:value-type="float">
            <text:p>86494</text:p>
          </table:table-cell>
          <table:table-cell/>
          <table:table-cell table:formula="of:=[.F161]-[.B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4</text:p>
          </table:table-cell>
          <table:table-cell office:value-type="float" office:value="98993" calcext:value-type="float">
            <text:p>98993</text:p>
          </table:table-cell>
          <table:table-cell table:number-columns-repeated="2"/>
          <table:table-cell office:value-type="string" calcext:value-type="string">
            <text:p>h8h4</text:p>
          </table:table-cell>
          <table:table-cell office:value-type="float" office:value="98993" calcext:value-type="float">
            <text:p>98993</text:p>
          </table:table-cell>
          <table:table-cell/>
          <table:table-cell table:formula="of:=[.F162]-[.B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5</text:p>
          </table:table-cell>
          <table:table-cell office:value-type="float" office:value="97542" calcext:value-type="float">
            <text:p>97542</text:p>
          </table:table-cell>
          <table:table-cell table:number-columns-repeated="2"/>
          <table:table-cell office:value-type="string" calcext:value-type="string">
            <text:p>h8h5</text:p>
          </table:table-cell>
          <table:table-cell office:value-type="float" office:value="97542" calcext:value-type="float">
            <text:p>97542</text:p>
          </table:table-cell>
          <table:table-cell/>
          <table:table-cell table:formula="of:=[.F163]-[.B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6</text:p>
          </table:table-cell>
          <table:table-cell office:value-type="float" office:value="90911" calcext:value-type="float">
            <text:p>90911</text:p>
          </table:table-cell>
          <table:table-cell table:number-columns-repeated="2"/>
          <table:table-cell office:value-type="string" calcext:value-type="string">
            <text:p>h8h6</text:p>
          </table:table-cell>
          <table:table-cell office:value-type="float" office:value="90911" calcext:value-type="float">
            <text:p>90911</text:p>
          </table:table-cell>
          <table:table-cell/>
          <table:table-cell table:formula="of:=[.F164]-[.B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7</text:p>
          </table:table-cell>
          <table:table-cell office:value-type="float" office:value="90993" calcext:value-type="float">
            <text:p>90993</text:p>
          </table:table-cell>
          <table:table-cell table:number-columns-repeated="2"/>
          <table:table-cell office:value-type="string" calcext:value-type="string">
            <text:p>h8h7</text:p>
          </table:table-cell>
          <table:table-cell office:value-type="float" office:value="90993" calcext:value-type="float">
            <text:p>90993</text:p>
          </table:table-cell>
          <table:table-cell/>
          <table:table-cell table:formula="of:=[.F165]-[.B165]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E122:Sheet1.F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19:03:31.602661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5-09-11T19:52:58.224679461</meta:creation-date>
    <dc:date>2015-09-12T19:10:00.501582883</dc:date>
    <dc:creator>Eddie </dc:creator>
    <meta:editing-duration>PT28M8S</meta:editing-duration>
    <meta:editing-cycles>6</meta:editing-cycles>
    <meta:generator>LibreOffice/5.0.1.2.0$Linux_X86_64 LibreOffice_project/00m0$Build-2</meta:generator>
    <meta:document-statistic meta:table-count="1" meta:cell-count="703" meta:object-count="0"/>
  </office:meta>
</office:document-meta>
</file>